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spatch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spatchAdvice">
            <text:p>DespatchAdvice</text:p>
          </table:table-cell>
          <table:table-cell table:style-name="ce7" office:value-type="string" office:string-value="Despatch Advice. Details">
            <text:p>Despatch Advice. Details</text:p>
          </table:table-cell>
          <table:table-cell table:style-name="ce7" office:value-type="string" office:string-value=""/>
          <table:table-cell table:style-name="ce7" office:value-type="string" office:string-value="Despatch Advice">
            <text:p>Despatch Adv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Ship Note, Dispatch Advice, Consignment Note">
            <text:p>Ship Note, Dispatch Advice, Consignment Note</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used to describe the despatch or delivery of goods and services.">
            <text:p>A document used to describe the despatch or delivery of goods and services.</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Despatch Advice. UBL Version Identifier. Identifier">
            <text:p>Despatch Advice. UBL Version Identifier. Identifier</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Despatch Advice. Customization Identifier. Identifier">
            <text:p>Despatch Advice. Customization Identifier. Identifier</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Despatch Advice. Profile Identifier. Identifier">
            <text:p>Despatch Advice. Profile Identifier. Identifier</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Despatch Advice. Profile Execution Identifier. Identifier">
            <text:p>Despatch Advice. Profile Execution Identifier. Identifier</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Despatch Advice. Identifier">
            <text:p>Despatch Advice. Identifier</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Despatch Advice. Copy_ Indicator. Indicator">
            <text:p>Despatch Advice. Copy_ Indicator. Indicator</text:p>
          </table:table-cell>
          <table:table-cell table:style-name="ce8" office:value-type="string" office:string-value=""/>
          <table:table-cell office:value-type="string" table:style-name="ce8" office:string-value="Despatch Advice">
            <text:p>Despatch Advic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Changed Property Terms">
            <text:p>Change from Previous Version: Changed Property Terms</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Despatch Advice. UUID. Identifier">
            <text:p>Despatch Advice. UUID. Identifier</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Changed Property Terms">
            <text:p>Change from Previous Version: Changed Property Terms</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Despatch Advice. Issue Date. Date">
            <text:p>Despatch Advice. Issue Date. Date</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Despatch Advice. Issue Time. Time">
            <text:p>Despatch Advice. Issue Time. Time</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8" office:string-value="Despatch Advice. Document Status Code. Code">
            <text:p>Despatch Advice. Document Status Code. Code</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Document Status">
            <text:p>Document Status</text:p>
          </table:table-cell>
          <table:table-cell office:value-type="string" table:style-name="ce8" office:string-value="Code">
            <text:p>Code</text:p>
          </table:table-cell>
          <table:table-cell office:value-type="string" table:style-name="ce3" table:formula="of:=IF([.F12]&lt;&gt;&quot;&quot;;CONCATENATE([.F12];&quot; &quot;;[.G12]);[.G12])" office:string-value="Document Status Code">
            <text:p>Document Status Code</text:p>
          </table:table-cell>
          <table:table-cell office:value-type="string" table:style-name="ce8" office:string-value="Code">
            <text:p>Code</text:p>
          </table:table-cell>
          <table:table-cell office:value-type="string" table:style-name="ce8" office:string-value="Document Status">
            <text:p>Document Status</text:p>
          </table:table-cell>
          <table:table-cell office:value-type="string" table:style-name="ce3" table:formula="of:=IF([.J12]&lt;&gt;&quot;&quot;;CONCATENATE([.J12];&quot;_ &quot;;[.I12];&quot;. Type&quot;);CONCATENATE([.I12];&quot;. Type&quot;))" office:string-value="Document Status_ Code. Type">
            <text:p>Document Status_ 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status of the Despatch Advice with respect to its original state. This code may be used if the document precedes the event and is subsequently found to be incorrect and in need of cancellation or revision.">
            <text:p>A code signifying the status of the Despatch Advice with respect to its original state. This code may be used if the document precedes the event and is subsequently found to be incorrect and in need of cancellation or revision.</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patchAdviceTypeCode">
            <text:p>DespatchAdviceTypeCode</text:p>
          </table:table-cell>
          <table:table-cell office:value-type="string" table:style-name="ce8" office:string-value="Despatch Advice. Despatch Advice Type Code. Code">
            <text:p>Despatch Advice. Despatch Advice Type Code. Code</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Despatch Advice Type">
            <text:p>Despatch Advice Type</text:p>
          </table:table-cell>
          <table:table-cell office:value-type="string" table:style-name="ce8" office:string-value="Code">
            <text:p>Code</text:p>
          </table:table-cell>
          <table:table-cell office:value-type="string" table:style-name="ce3" table:formula="of:=IF([.F13]&lt;&gt;&quot;&quot;;CONCATENATE([.F13];&quot; &quot;;[.G13]);[.G13])" office:string-value="Despatch Advice Type Code">
            <text:p>Despatch Advice Type Code</text:p>
          </table:table-cell>
          <table:table-cell office:value-type="string" table:style-name="ce8" office:string-value="Code">
            <text:p>Code</text:p>
          </table:table-cell>
          <table:table-cell table:style-name="ce8" office:value-type="string" office:string-value=""/>
          <table:table-cell office:value-type="string" table:style-name="ce3"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type of the Despatch Advice.">
            <text:p>A code signifying the type of the Despatch Advice.</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8" office:string-value="Despatch Advice. Note. Text">
            <text:p>Despatch Advice. Note. Text</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4]&lt;&gt;&quot;&quot;;CONCATENATE([.F14];&quot; &quot;;[.G14]);[.G14])"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4]&lt;&gt;&quot;&quot;;CONCATENATE([.J14];&quot;_ &quot;;[.I14];&quot;. Type&quot;);CONCATENATE([.I14];&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1.0">
            <text:p>1.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8" office:string-value="Despatch Advice. Line Count. Numeric">
            <text:p>Despatch Advice. Line Count. Numeric</text:p>
          </table:table-cell>
          <table:table-cell table:style-name="ce8" office:value-type="string" office:string-value=""/>
          <table:table-cell office:value-type="string" table:style-name="ce8" office:string-value="Despatch Advice">
            <text:p>Despatch Advice</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15]&lt;&gt;&quot;&quot;;CONCATENATE([.F15];&quot; &quot;;[.G15]);[.G15])"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5]&lt;&gt;&quot;&quot;;CONCATENATE([.J15];&quot;_ &quot;;[.I15];&quot;. Type&quot;);CONCATENATE([.I15];&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Despatch Lines in this document.">
            <text:p>The number of Despatch Lines in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9" office:value-type="string" office:string-value="Despatch Advice. Order Reference">
            <text:p>Despatch Advice. Order Reference</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Order Reference">
            <text:p>Order Reference</text:p>
          </table:table-cell>
          <table:table-cell table:style-name="ce9" office:value-type="string" office:string-value="Order Reference">
            <text:p>Order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Order Reference">
            <text:p>Order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Order with which this Despatch Advice is associated.">
            <text:p>A reference to an Order with which this Despatch Advice is associat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9" office:value-type="string" office:string-value="Despatch Advice. Additional_ Document Reference. Document Reference">
            <text:p>Despatch Advice. Additional_ Document Reference. Document Reference</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Additional">
            <text:p>Additional</text:p>
          </table:table-cell>
          <table:table-cell table:style-name="ce9" office:value-type="string" office:string-value=""/>
          <table:table-cell table:style-name="ce9" office:value-type="string" office:string-value=""/>
          <table:table-cell table:style-name="ce9" table:formula="of:=[.M17]"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 additional document associated with this document.">
            <text:p>A reference to an additional document associated with this documen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9" office:value-type="string" office:string-value="Despatch Advice. Signature">
            <text:p>Despatch Advice. Signature</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9" office:value-type="string" office:string-value="Despatch Advice. Despatch_ Supplier Party. Supplier Party">
            <text:p>Despatch Advice. Despatch_ Supplier Party. Supplier Party</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Despatch">
            <text:p>Despatch</text:p>
          </table:table-cell>
          <table:table-cell table:style-name="ce9" office:value-type="string" office:string-value=""/>
          <table:table-cell table:style-name="ce9" office:value-type="string" office:string-value=""/>
          <table:table-cell table:style-name="ce9" table:formula="of:=[.M19]"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despatch party.">
            <text:p>The despatch party.</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9" office:value-type="string" office:string-value="Despatch Advice. Delivery_ Customer Party. Customer Party">
            <text:p>Despatch Advice. Delivery_ Customer Party. Customer Party</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Delivery">
            <text:p>Delivery</text:p>
          </table:table-cell>
          <table:table-cell table:style-name="ce9" office:value-type="string" office:string-value=""/>
          <table:table-cell table:style-name="ce9" office:value-type="string" office:string-value=""/>
          <table:table-cell table:style-name="ce9" table:formula="of:=[.M20]"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delivery recipient.">
            <text:p>The delivery recipi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9" office:value-type="string" office:string-value="Despatch Advice. Buyer_ Customer Party. Customer Party">
            <text:p>Despatch Advice. Buyer_ Customer Party. Customer Party</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21]"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9" office:value-type="string" office:string-value="Despatch Advice. Seller_ Supplier Party. Supplier Party">
            <text:p>Despatch Advice. Seller_ Supplier Party. Supplier Party</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2]"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9" office:value-type="string" office:string-value="Despatch Advice. Originator_ Customer Party. Customer Party">
            <text:p>Despatch Advice. Originator_ Customer Party. Customer Party</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23]"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customer party as originator.">
            <text:p>A customer party as originato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9" office:value-type="string" office:string-value="Despatch Advice. Shipment">
            <text:p>Despatch Advice. Shipment</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Shipment">
            <text:p>Shipment</text:p>
          </table:table-cell>
          <table:table-cell table:style-name="ce9" office:value-type="string" office:string-value="Shipment">
            <text:p>Shipmen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hipment">
            <text:p>Shipment</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hipment.">
            <text:p>The ship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removed qualifier">
            <text:p>Change from Previous Version: removed qualifier</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patchLine">
            <text:p>DespatchLine</text:p>
          </table:table-cell>
          <table:table-cell table:style-name="ce9" office:value-type="string" office:string-value="Despatch Advice. Despatch Line">
            <text:p>Despatch Advice. Despatch Line</text:p>
          </table:table-cell>
          <table:table-cell table:style-name="ce9" office:value-type="string" office:string-value=""/>
          <table:table-cell table:style-name="ce9" office:value-type="string" office:string-value="Despatch Advice">
            <text:p>Despatch Adv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5]" office:value-type="string" office:string-value="Despatch Line">
            <text:p>Despatch Line</text:p>
          </table:table-cell>
          <table:table-cell table:style-name="ce9" office:value-type="string" office:string-value="Despatch Line">
            <text:p>Despatch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espatch Line">
            <text:p>Despatch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Despatch Line associated with a kind of item delivered.">
            <text:p>A Despatch Line associated with a kind of item deliver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